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6.8875in" fo:margin-left="0.0035in" fo:margin-top="0in" fo:margin-bottom="0in" table:align="left" style:writing-mode="lr-tb"/>
    </style:style>
    <style:style style:name="Table1.A" style:family="table-column">
      <style:table-column-properties style:column-width="3.6368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officeooo:paragraph-rsid="00223c14"/>
    </style:style>
    <style:style style:name="P2" style:family="paragraph" style:parent-style-name="Text_20_body">
      <style:paragraph-properties fo:text-align="center" style:justify-single-word="false"/>
      <style:text-properties style:font-name="FreeSans1" fo:font-size="11pt" style:font-name-asian="Batang" style:font-size-asian="11pt" style:font-name-complex="Arial1" style:font-size-complex="11pt"/>
    </style:style>
    <style:style style:name="P3" style:family="paragraph" style:parent-style-name="Text_20_body">
      <style:text-properties style:font-name="FreeSans1" fo:font-size="11pt" style:font-name-asian="Batang" style:font-size-asian="11pt" style:font-name-complex="Arial1" style:font-size-complex="11pt"/>
    </style:style>
    <style:style style:name="P4" style:family="paragraph" style:parent-style-name="Text_20_body">
      <style:text-properties style:font-name="FreeSans1" fo:font-size="11pt" style:font-name-asian="Batang" style:font-size-asian="11pt" style:font-size-complex="11pt"/>
    </style:style>
    <style:style style:name="P5" style:family="paragraph" style:parent-style-name="Text_20_body">
      <style:text-properties style:font-name="FreeSans1" fo:font-size="11pt" fo:font-weight="bold" style:font-name-asian="Batang" style:font-size-asian="11pt" style:font-weight-asian="bold" style:font-name-complex="Arial1" style:font-size-complex="11pt"/>
    </style:style>
    <style:style style:name="P6" style:family="paragraph" style:parent-style-name="Text_20_body">
      <style:paragraph-properties fo:orphans="0" fo:widows="0"/>
      <style:text-properties style:font-name="FreeSans1" fo:font-size="11pt" fo:font-weight="bold" fo:background-color="transparent" style:font-name-asian="Batang" style:font-size-asian="11pt" style:font-weight-asian="bold" style:font-name-complex="Arial1" style:font-size-complex="11pt"/>
    </style:style>
    <style:style style:name="P7" style:family="paragraph" style:parent-style-name="Text_20_body">
      <style:paragraph-properties fo:text-align="end" style:justify-single-word="false" fo:orphans="0" fo:widows="0"/>
      <style:text-properties style:font-name="FreeSans1" fo:font-size="11pt" fo:font-weight="bold" fo:background-color="transparent" style:font-name-asian="Batang" style:font-size-asian="11pt" style:font-weight-asian="bold" style:font-name-complex="Arial1" style:font-size-complex="11pt"/>
    </style:style>
    <style:style style:name="P8" style:family="paragraph" style:parent-style-name="Text_20_body">
      <style:text-properties style:font-name="FreeSans1" fo:font-size="11pt" fo:font-weight="bold" fo:background-color="transparent" style:font-name-asian="Batang" style:font-size-asian="11pt" style:font-weight-asian="bold" style:font-name-complex="Arial1" style:font-size-complex="11pt"/>
    </style:style>
    <style:style style:name="P9" style:family="paragraph" style:parent-style-name="Text_20_body">
      <style:text-properties style:font-name="FreeSans1" fo:font-size="11pt" fo:background-color="transparent" style:font-name-asian="Batang" style:font-size-asian="11pt" style:font-name-complex="Arial1" style:font-size-complex="11pt"/>
    </style:style>
    <style:style style:name="P10" style:family="paragraph" style:parent-style-name="Text_20_body">
      <style:paragraph-properties fo:text-align="end" style:justify-single-word="false" fo:orphans="0" fo:widows="0"/>
      <style:text-properties style:font-name="FreeSans1" fo:font-size="11pt" officeooo:rsid="00244b63" officeooo:paragraph-rsid="00244b63" fo:background-color="transparent" style:font-name-asian="Batang" style:font-size-asian="11pt" style:font-name-complex="Arial1" style:font-size-complex="11pt"/>
    </style:style>
    <style:style style:name="P11" style:family="paragraph" style:parent-style-name="Text_20_body">
      <style:paragraph-properties fo:text-align="start" style:justify-single-word="false" fo:orphans="0" fo:widows="0"/>
      <style:text-properties style:font-name="FreeSans1" fo:font-size="11pt" officeooo:rsid="00244b63" officeooo:paragraph-rsid="00244b63" fo:background-color="transparent" style:font-name-asian="Batang" style:font-size-asian="11pt" style:font-name-complex="Arial1" style:font-size-complex="11pt"/>
    </style:style>
    <style:style style:name="P12" style:family="paragraph" style:parent-style-name="Text_20_body">
      <style:paragraph-properties fo:text-align="end" style:justify-single-word="false" fo:orphans="0" fo:widows="0"/>
      <style:text-properties style:font-name="FreeSans1" fo:font-size="11pt" officeooo:rsid="002464f0" officeooo:paragraph-rsid="002464f0" fo:background-color="transparent" style:font-name-asian="Batang" style:font-size-asian="11pt" style:font-name-complex="Arial1" style:font-size-complex="11pt"/>
    </style:style>
    <style:style style:name="P13" style:family="paragraph" style:parent-style-name="Text_20_body">
      <style:paragraph-properties fo:text-align="start" style:justify-single-word="false" fo:orphans="0" fo:widows="0"/>
      <style:text-properties style:font-name="FreeSans1" fo:font-size="11pt" fo:background-color="transparent" style:font-name-asian="Batang" style:font-size-asian="11pt" style:font-name-complex="Arial1" style:font-size-complex="11pt"/>
    </style:style>
    <style:style style:name="P14" style:family="paragraph" style:parent-style-name="Text_20_body">
      <style:paragraph-properties fo:text-align="end" style:justify-single-word="false" fo:orphans="0" fo:widows="0"/>
      <style:text-properties style:font-name="FreeSans1" fo:font-size="11pt" fo:background-color="transparent" style:font-name-asian="Batang" style:font-size-asian="11pt" style:font-name-complex="Arial1" style:font-size-complex="11pt"/>
    </style:style>
    <style:style style:name="P15" style:family="paragraph" style:parent-style-name="Text_20_body">
      <style:text-properties style:font-name="FreeSans1" fo:font-size="11pt" fo:background-color="transparent" style:font-size-asian="11pt" style:font-size-complex="11pt"/>
    </style:style>
    <style:style style:name="P16" style:family="paragraph" style:parent-style-name="Text_20_body">
      <style:text-properties style:font-name="FreeSans1" fo:font-size="11pt" fo:background-color="transparent" style:font-size-asian="11pt" style:font-size-complex="11pt"/>
    </style:style>
    <style:style style:name="P17" style:family="paragraph" style:parent-style-name="Text_20_body">
      <style:text-properties style:font-name="FreeSans1" fo:font-size="11pt" style:text-underline-style="solid" style:text-underline-width="auto" style:text-underline-color="font-color" fo:font-weight="bold" fo:background-color="transparent" style:font-name-asian="Batang" style:font-size-asian="11pt" style:font-weight-asian="bold" style:font-name-complex="Arial1" style:font-size-complex="11pt"/>
    </style:style>
    <style:style style:name="P18" style:family="paragraph" style:parent-style-name="Text_20_body">
      <style:text-properties style:font-name="FreeSans1" fo:font-size="11pt" style:font-size-asian="11pt" style:font-size-complex="11pt"/>
    </style:style>
    <style:style style:name="P19" style:family="paragraph" style:parent-style-name="Text_20_body">
      <style:text-properties style:text-line-through-style="solid" style:text-line-through-type="single" style:font-name="FreeSans1" fo:font-size="11pt" style:font-name-asian="Batang" style:font-size-asian="11pt" style:font-name-complex="Arial1" style:font-size-complex="11pt"/>
    </style:style>
    <style:style style:name="P20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21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reak-before="page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22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fo:background-color="transparent" style:font-size-asian="11pt" style:font-weight-asian="normal" style:font-size-complex="11pt" style:language-complex="en" style:country-complex="US" style:font-weight-complex="bold"/>
    </style:style>
    <style:style style:name="P23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fo:background-color="transparent" style:font-size-asian="11pt" style:font-weight-asian="normal" style:font-size-complex="11pt" style:language-complex="en" style:country-complex="US" style:font-weight-complex="bold"/>
    </style:style>
    <style:style style:name="P24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style:font-name="FreeSans1" fo:font-size="11pt" style:font-size-asian="11pt" style:font-size-complex="11pt" style:language-complex="en" style:country-complex="US"/>
    </style:style>
    <style:style style:name="P25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style:font-name="FreeSans1" fo:font-size="11pt" style:font-size-asian="11pt" style:font-size-complex="11pt"/>
    </style:style>
    <style:style style:name="P26" style:family="paragraph" style:parent-style-name="H2">
      <style:paragraph-properties fo:margin-top="0in" fo:margin-bottom="0in" style:contextual-spacing="false" fo:text-align="center" style:justify-single-word="false"/>
      <style:text-properties style:font-name="FreeSans1" fo:font-size="11pt" fo:font-weight="normal" style:font-name-asian="Batang" style:font-size-asian="11pt" style:font-weight-asian="normal" style:font-name-complex="Arial1" style:font-size-complex="11pt" style:font-weight-complex="normal"/>
    </style:style>
    <style:style style:name="P27" style:family="paragraph" style:parent-style-name="H2">
      <style:paragraph-properties fo:margin-top="0in" fo:margin-bottom="0in" style:contextual-spacing="false" fo:text-align="center" style:justify-single-word="false"/>
      <style:text-properties style:font-name="FreeSans1" fo:font-size="11pt" style:font-size-asian="11pt" style:font-size-complex="11pt"/>
    </style:style>
    <style:style style:name="P28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FreeSans1" fo:font-size="11pt" fo:letter-spacing="0.0102in" style:font-size-asian="11pt" style:font-size-complex="11pt" style:language-complex="en" style:country-complex="US"/>
    </style:style>
    <style:style style:name="P29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reak-before="page" fo:background-color="#dbe5f1" fo:padding="0in" fo:border="3pt solid #dbe5f1" style:shadow="none" fo:keep-with-next="auto"/>
      <style:text-properties fo:text-transform="uppercase" style:font-name="FreeSans1" fo:font-size="11pt" fo:letter-spacing="0.0102in" style:font-size-asian="11pt" style:font-size-complex="11pt" style:language-complex="en" style:country-complex="US"/>
    </style:style>
    <style:style style:name="P30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  <style:text-properties fo:text-transform="uppercase" style:font-name="FreeSans1" fo:font-size="11pt" fo:letter-spacing="0.0102in" style:font-size-asian="11pt" style:font-size-complex="11pt" style:language-complex="en" style:country-complex="US"/>
    </style:style>
    <style:style style:name="P31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FreeSans1" fo:font-size="11pt" fo:letter-spacing="0.0102in" fo:background-color="transparent" style:font-size-asian="11pt" style:font-size-complex="11pt" style:language-complex="en" style:country-complex="US"/>
    </style:style>
    <style:style style:name="P32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  <style:text-properties fo:text-transform="uppercase" style:font-name="FreeSans1" fo:font-size="11pt" fo:letter-spacing="0.0102in" fo:background-color="transparent" style:font-size-asian="11pt" style:font-size-complex="11pt" style:language-complex="en" style:country-complex="US"/>
    </style:style>
    <style:style style:name="P33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style:font-name="FreeSans1" fo:font-size="11pt" style:font-size-asian="11pt" style:font-size-complex="11pt"/>
    </style:style>
    <style:style style:name="P34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reeSans1" fo:font-size="11pt" fo:font-weight="bold" fo:background-color="transparent" style:font-size-asian="11pt" style:font-weight-asian="bold" style:font-name-complex="Arial1" style:font-size-complex="11pt"/>
    </style:style>
    <style:style style:name="P35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reeSans1" fo:font-size="11pt" fo:font-weight="bold" style:font-size-asian="11pt" style:font-weight-asian="bold" style:font-name-complex="Arial1" style:font-size-complex="11pt"/>
    </style:style>
    <style:style style:name="P36" style:family="paragraph" style:parent-style-name="List_20_Paragraph">
      <style:text-properties style:font-name="FreeSans1" fo:font-size="11pt" style:font-size-asian="11pt" style:font-name-complex="Arial1" style:font-size-complex="11pt"/>
    </style:style>
    <style:style style:name="P37" style:family="paragraph" style:parent-style-name="List_20_Paragraph" style:list-style-name="WWNum3">
      <style:text-properties style:font-name="FreeSans1" fo:font-size="11pt" style:font-size-asian="11pt" style:font-size-complex="11pt"/>
    </style:style>
    <style:style style:name="P38" style:family="paragraph" style:parent-style-name="List_20_Paragraph" style:list-style-name="WWNum3">
      <style:text-properties style:font-name="FreeSans1" fo:font-size="11pt" officeooo:rsid="00182168" officeooo:paragraph-rsid="001a0ec8" fo:background-color="transparent" style:font-name-asian="Times New Roman1" style:font-size-asian="11pt" style:font-name-complex="Arial1" style:font-size-complex="11pt"/>
    </style:style>
    <style:style style:name="P39" style:family="paragraph" style:parent-style-name="List_20_Paragraph" style:list-style-name="WWNum3">
      <style:text-properties style:font-name="FreeSans1" fo:font-size="11pt" officeooo:rsid="00182168" officeooo:paragraph-rsid="00182168" fo:background-color="transparent" style:font-name-asian="Times New Roman1" style:font-size-asian="11pt" style:font-name-complex="Arial1" style:font-size-complex="11pt"/>
    </style:style>
    <style:style style:name="P40" style:family="paragraph" style:parent-style-name="List_20_Paragraph">
      <style:paragraph-properties fo:margin-left="0in" fo:margin-right="0in" fo:text-indent="0in" style:auto-text-indent="false"/>
      <style:text-properties style:font-name="FreeSans1" fo:font-size="11pt" officeooo:rsid="0021133f" officeooo:paragraph-rsid="001f1773" fo:background-color="transparent" style:font-name-asian="Times New Roman1" style:font-size-asian="11pt" style:font-name-complex="Arial1" style:font-size-complex="11pt"/>
    </style:style>
    <style:style style:name="P41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FreeSans1" fo:font-size="11pt" officeooo:rsid="001a0ec8" officeooo:paragraph-rsid="001f1773" fo:background-color="transparent" style:font-name-asian="Times New Roman1" style:font-size-asian="11pt" style:font-name-complex="Arial1" style:font-size-complex="11pt"/>
    </style:style>
    <style:style style:name="P42" style:family="paragraph" style:parent-style-name="List_20_Paragraph" style:list-style-name="WWNum34">
      <style:paragraph-properties fo:margin-left="0in" fo:margin-right="0in" fo:text-align="start" style:justify-single-word="false" fo:orphans="0" fo:widows="0" fo:text-indent="0in" style:auto-text-indent="false"/>
      <style:text-properties style:font-name="FreeSans1" fo:font-size="11pt" officeooo:rsid="00244b63" officeooo:paragraph-rsid="00244b63" fo:background-color="transparent" style:font-name-asian="Times New Roman1" style:font-size-asian="11pt" style:font-name-complex="Arial1" style:font-size-complex="11pt"/>
    </style:style>
    <style:style style:name="P43" style:family="paragraph" style:parent-style-name="List_20_Paragraph">
      <style:paragraph-properties fo:margin-left="0in" fo:margin-right="0in" fo:text-align="end" style:justify-single-word="false" fo:orphans="0" fo:widows="0" fo:text-indent="0in" style:auto-text-indent="false"/>
      <style:text-properties style:font-name="FreeSans1" fo:font-size="11pt" officeooo:rsid="00244b63" officeooo:paragraph-rsid="00244b63" fo:background-color="transparent" style:font-name-asian="Times New Roman1" style:font-size-asian="11pt" style:font-name-complex="Arial1" style:font-size-complex="11pt"/>
    </style:style>
    <style:style style:name="P44" style:family="paragraph" style:parent-style-name="List_20_Paragraph">
      <style:text-properties style:font-name="FreeSans1" fo:font-size="11pt" fo:background-color="transparent" style:font-size-asian="11pt" style:font-name-complex="Arial1" style:font-size-complex="11pt"/>
    </style:style>
    <style:style style:name="P45" style:family="paragraph" style:parent-style-name="List_20_Paragraph" style:list-style-name="L1">
      <style:text-properties style:font-name="FreeSans1" fo:font-size="11pt" officeooo:paragraph-rsid="0027b243" fo:background-color="transparent" style:font-size-asian="11pt" style:font-size-complex="11pt"/>
    </style:style>
    <style:style style:name="P46" style:family="paragraph" style:parent-style-name="List_20_Paragraph">
      <style:paragraph-properties fo:margin-left="0in" fo:margin-right="0in" fo:orphans="0" fo:widows="0" fo:text-indent="0in" style:auto-text-indent="false"/>
      <style:text-properties style:font-name="FreeSans1" fo:font-size="11pt" officeooo:rsid="00182168" officeooo:paragraph-rsid="00182168" fo:background-color="#ffff00" style:font-name-asian="Times New Roman1" style:font-size-asian="11pt" style:font-name-complex="Arial1" style:font-size-complex="11pt"/>
    </style:style>
    <style:style style:name="P47" style:family="paragraph" style:parent-style-name="List_20_Paragraph">
      <style:paragraph-properties fo:margin-left="0in" fo:margin-right="0in" fo:orphans="0" fo:widows="0" fo:text-indent="0in" style:auto-text-indent="false"/>
      <style:text-properties style:font-name="FreeSans1" fo:font-size="11pt" officeooo:rsid="00244b63" officeooo:paragraph-rsid="00244b63" fo:background-color="#ffff00" style:font-name-asian="Times New Roman1" style:font-size-asian="11pt" style:font-name-complex="Arial1" style:font-size-complex="11pt"/>
    </style:style>
    <style:style style:name="P48" style:family="paragraph" style:parent-style-name="Standard" style:list-style-name="L2">
      <style:text-properties officeooo:paragraph-rsid="0027b243" style:font-name-complex="Arial1"/>
    </style:style>
    <style:style style:name="P49" style:family="paragraph" style:parent-style-name="Standard" style:list-style-name="L2">
      <style:text-properties officeooo:paragraph-rsid="002aa1c5" style:font-name-complex="Arial1"/>
    </style:style>
    <style:style style:name="P50" style:family="paragraph" style:parent-style-name="Standard">
      <style:text-properties style:font-name="FreeSans1" fo:font-size="11pt" officeooo:paragraph-rsid="00182168" fo:background-color="transparent" style:font-size-asian="11pt" style:font-size-complex="11pt"/>
    </style:style>
    <style:style style:name="P51" style:family="paragraph" style:parent-style-name="Standard" style:list-style-name="L1">
      <style:paragraph-properties fo:margin-top="0in" fo:margin-bottom="0.0417in" style:contextual-spacing="false">
        <style:tab-stops>
          <style:tab-stop style:position="0.5in"/>
        </style:tab-stops>
      </style:paragraph-properties>
      <style:text-properties style:font-name="FreeSans1" fo:font-size="11pt" officeooo:paragraph-rsid="0027b243" fo:background-color="transparent" style:font-size-asian="11pt" style:font-size-complex="11pt"/>
    </style:style>
    <style:style style:name="P52" style:family="paragraph" style:parent-style-name="Standard">
      <style:text-properties style:font-name="FreeSans1" fo:font-size="11pt" fo:background-color="transparent" style:font-size-asian="11pt" style:font-size-complex="11pt"/>
    </style:style>
    <style:style style:name="P53" style:family="paragraph" style:parent-style-name="Standard">
      <style:text-properties style:font-name="FreeSans1" fo:font-size="11pt" fo:background-color="transparent" style:font-size-asian="11pt" style:font-name-complex="Arial1" style:font-size-complex="11pt"/>
    </style:style>
    <style:style style:name="P54" style:family="paragraph" style:parent-style-name="Standard">
      <style:text-properties style:font-name="FreeSans1" fo:font-size="11pt" fo:background-color="transparent" style:font-size-asian="11pt" style:font-name-complex="Arial1" style:font-size-complex="11pt"/>
    </style:style>
    <style:style style:name="P55" style:family="paragraph" style:parent-style-name="Standard">
      <style:text-properties style:font-name="FreeSans1" fo:font-size="11pt" officeooo:paragraph-rsid="0027b243" fo:background-color="transparent" style:font-size-asian="11pt" style:font-name-complex="Arial1" style:font-size-complex="11pt"/>
    </style:style>
    <style:style style:name="P56" style:family="paragraph" style:parent-style-name="Standard" style:list-style-name="L2">
      <style:text-properties style:font-name="FreeSans1" fo:font-size="11pt" officeooo:paragraph-rsid="0027bd2a" fo:background-color="transparent" style:font-size-asian="11pt" style:font-name-complex="Arial1" style:font-size-complex="11pt"/>
    </style:style>
    <style:style style:name="P57" style:family="paragraph" style:parent-style-name="Standard" style:list-style-name="L2">
      <style:text-properties style:font-name="FreeSans1" fo:font-size="11pt" officeooo:paragraph-rsid="002aa1c5" fo:background-color="transparent" style:font-size-asian="11pt" style:font-name-complex="Arial1" style:font-size-complex="11pt"/>
    </style:style>
    <style:style style:name="P58" style:family="paragraph" style:parent-style-name="Standard">
      <style:paragraph-properties fo:margin-left="0.25in" fo:margin-right="0in" fo:text-indent="0in" style:auto-text-indent="false"/>
      <style:text-properties style:font-name="FreeSans1" fo:font-size="11pt" fo:background-color="transparent" style:font-size-asian="11pt" style:font-name-complex="Arial1" style:font-size-complex="11pt"/>
    </style:style>
    <style:style style:name="P59" style:family="paragraph" style:parent-style-name="Standard">
      <style:text-properties style:font-name="FreeSans1" fo:font-size="11pt" officeooo:paragraph-rsid="00182168" fo:background-color="transparent" style:font-size-asian="11pt" style:font-name-complex="Arial1" style:font-size-complex="11pt"/>
    </style:style>
    <style:style style:name="P60" style:family="paragraph" style:parent-style-name="Standard">
      <style:paragraph-properties fo:margin-top="0in" fo:margin-bottom="0.111in" style:contextual-spacing="false" fo:line-height="108%"/>
      <style:text-properties style:font-name="FreeSans1" fo:font-size="11pt" officeooo:paragraph-rsid="002ca148" fo:background-color="transparent" style:font-size-asian="11pt" style:font-name-complex="Arial1" style:font-size-complex="11pt"/>
    </style:style>
    <style:style style:name="P61" style:family="paragraph" style:parent-style-name="Standard">
      <style:text-properties style:font-name="FreeSans1" fo:font-size="11pt" officeooo:paragraph-rsid="002ca148" fo:background-color="transparent" style:font-size-asian="11pt" style:font-name-complex="Arial1" style:font-size-complex="11pt"/>
    </style:style>
    <style:style style:name="P62" style:family="paragraph" style:parent-style-name="Standard">
      <style:text-properties style:font-name="FreeSans1" fo:font-size="11pt" officeooo:rsid="00182168" officeooo:paragraph-rsid="00182168" fo:background-color="transparent" style:font-name-asian="Times New Roman1" style:font-size-asian="11pt" style:font-name-complex="Arial1" style:font-size-complex="11pt"/>
    </style:style>
    <style:style style:name="P63" style:family="paragraph" style:parent-style-name="Standard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reeSans1" fo:font-size="11pt" fo:font-weight="bold" fo:background-color="transparent" style:font-size-asian="11pt" style:font-weight-asian="bold" style:font-name-complex="Arial1" style:font-size-complex="11pt"/>
    </style:style>
    <style:style style:name="P64" style:family="paragraph" style:parent-style-name="Standard">
      <style:paragraph-properties>
        <style:tab-stops>
          <style:tab-stop style:position="3.1252in"/>
        </style:tab-stops>
      </style:paragraph-properties>
      <style:text-properties style:font-name="FreeSans1" fo:font-size="11pt" fo:font-weight="bold" style:font-name-asian="Batang" style:font-size-asian="11pt" style:font-weight-asian="bold" style:font-name-complex="Arial1" style:font-size-complex="11pt"/>
    </style:style>
    <style:style style:name="P65" style:family="paragraph" style:parent-style-name="Standard">
      <style:text-properties style:font-name="FreeSans1" fo:font-size="11pt" fo:font-weight="bold" style:font-name-asian="Batang" style:font-size-asian="11pt" style:font-weight-asian="bold" style:font-name-complex="Arial1" style:font-size-complex="11pt"/>
    </style:style>
    <style:style style:name="P66" style:family="paragraph" style:parent-style-name="Standard">
      <style:paragraph-properties fo:margin-top="0in" fo:margin-bottom="0in" style:contextual-spacing="true" fo:line-height="115%"/>
      <style:text-properties style:font-name="FreeSans1" fo:font-size="11pt" style:font-size-asian="11pt" style:font-name-complex="Arial1" style:font-size-complex="11pt"/>
    </style:style>
    <style:style style:name="P67" style:family="paragraph" style:parent-style-name="Standard">
      <style:text-properties style:font-name="FreeSans1" fo:font-size="11pt" officeooo:paragraph-rsid="00182168" style:font-size-asian="11pt" style:font-name-complex="Arial1" style:font-size-complex="11pt"/>
    </style:style>
    <style:style style:name="P68" style:family="paragraph" style:parent-style-name="Standard">
      <style:paragraph-properties fo:margin-top="0in" fo:margin-bottom="0.111in" style:contextual-spacing="false" fo:line-height="108%"/>
      <style:text-properties style:font-name="FreeSans1" fo:font-size="11pt" officeooo:paragraph-rsid="002ca148" style:font-size-asian="11pt" style:font-name-complex="Arial1" style:font-size-complex="11pt"/>
    </style:style>
    <style:style style:name="P69" style:family="paragraph" style:parent-style-name="Standard">
      <style:text-properties style:font-name="FreeSans1" fo:font-size="11pt" officeooo:paragraph-rsid="00182168" style:font-size-asian="11pt" style:font-size-complex="11pt"/>
    </style:style>
    <style:style style:name="P70" style:family="paragraph" style:parent-style-name="Standard">
      <style:text-properties style:font-name="FreeSans1" fo:font-size="11pt" style:font-size-asian="11pt" style:font-size-complex="11pt"/>
    </style:style>
    <style:style style:name="P71" style:family="paragraph" style:parent-style-name="Standard">
      <style:text-properties style:font-name="FreeSans1" fo:font-size="11pt" officeooo:rsid="00182168" officeooo:paragraph-rsid="002ca148" fo:background-color="#ffff00" style:font-name-asian="Times New Roman1" style:font-size-asian="11pt" style:font-name-complex="Arial1" style:font-size-complex="11pt"/>
    </style:style>
    <style:style style:name="P72" style:family="paragraph" style:parent-style-name="Standard" style:list-style-name="WWNum3">
      <style:text-properties style:font-name="FreeSans1" fo:font-size="11pt" fo:font-style="italic" style:font-size-asian="11pt" style:font-style-asian="italic" style:font-name-complex="Arial1" style:font-size-complex="11pt" style:font-style-complex="italic"/>
    </style:style>
    <style:style style:name="P73" style:family="paragraph" style:parent-style-name="Standard" style:list-style-name="WWNum10">
      <style:text-properties style:font-name="FreeSans1" fo:font-size="11pt" style:font-name-asian="Batang" style:font-size-asian="11pt" style:font-name-complex="Arial1" style:font-size-complex="11pt"/>
    </style:style>
    <style:style style:name="P74" style:family="paragraph" style:parent-style-name="Standard">
      <style:text-properties style:font-name="FreeSans1" fo:font-size="11pt" style:font-name-asian="Batang" style:font-size-asian="11pt" style:font-name-complex="Arial1" style:font-size-complex="11pt"/>
    </style:style>
    <style:style style:name="P75" style:family="paragraph" style:parent-style-name="Standard">
      <style:text-properties style:font-name="FreeSans1" fo:font-size="11pt" style:font-name-asian="Batang" style:font-size-asian="11pt" style:font-name-complex="Arial1" style:font-size-complex="11pt" style:font-weight-complex="bold"/>
    </style:style>
    <style:style style:name="P76" style:family="paragraph" style:parent-style-name="Standard">
      <style:text-properties style:font-name="FreeSans1" fo:font-size="11pt" style:text-underline-style="solid" style:text-underline-width="auto" style:text-underline-color="font-color" fo:font-weight="bold" style:font-name-asian="Batang" style:font-size-asian="11pt" style:font-weight-asian="bold" style:font-name-complex="Arial1" style:font-size-complex="11pt"/>
    </style:style>
    <style:style style:name="T1" style:family="text">
      <style:text-properties fo:text-transform="uppercase" fo:letter-spacing="0.0102in" style:language-complex="en" style:country-complex="US"/>
    </style:style>
    <style:style style:name="T2" style:family="text">
      <style:text-properties fo:text-transform="uppercase" fo:letter-spacing="0.0102in" officeooo:rsid="0023a88e" style:language-complex="en" style:country-complex="US"/>
    </style:style>
    <style:style style:name="T3" style:family="text">
      <style:text-properties fo:text-transform="uppercase" fo:color="#ffffff" loext:opacity="100%" fo:letter-spacing="0.0102in" fo:font-weight="normal" style:letter-kerning="false" style:font-weight-asian="normal" style:language-complex="en" style:country-complex="US" style:font-weight-complex="bold"/>
    </style:style>
    <style:style style:name="T4" style:family="text">
      <style:text-properties officeooo:rsid="0023a88e" fo:background-color="#ffff00" loext:char-shading-value="0" style:font-name-asian="Times New Roman1"/>
    </style:style>
    <style:style style:name="T5" style:family="text">
      <style:text-properties officeooo:rsid="001a0ec8"/>
    </style:style>
    <style:style style:name="T6" style:family="text">
      <style:text-properties officeooo:rsid="0023a88e"/>
    </style:style>
    <style:style style:name="T7" style:family="text">
      <style:text-properties style:font-name-complex="Arial1"/>
    </style:style>
    <style:style style:name="T8" style:family="text">
      <style:text-properties fo:font-style="italic" style:font-style-asian="italic" style:font-name-complex="Arial1" style:font-style-complex="italic"/>
    </style:style>
    <style:style style:name="T9" style:family="text">
      <style:text-properties style:font-name-asian="Times New Roman1"/>
    </style:style>
    <style:style style:name="T10" style:family="text">
      <style:text-properties officeooo:rsid="001a0ec8" style:font-name-asian="Times New Roman1" style:font-name-complex="Arial1"/>
    </style:style>
    <style:style style:name="T11" style:family="text">
      <style:text-properties officeooo:rsid="001a0ec8" style:font-name-asian="Times New Roman1"/>
    </style:style>
    <style:style style:name="T12" style:family="text">
      <style:text-properties officeooo:rsid="00223c14" style:font-name-asian="Times New Roman1"/>
    </style:style>
    <style:style style:name="T13" style:family="text">
      <style:text-properties officeooo:rsid="002aa1c5" style:font-name-asian="Times New Roman1"/>
    </style:style>
    <style:style style:name="T14" style:family="text">
      <style:text-properties officeooo:rsid="0027b243" style:font-name-asian="Times New Roman1"/>
    </style:style>
    <style:style style:name="T15" style:family="text">
      <style:text-properties officeooo:rsid="0027bd2a" style:font-name-asian="Times New Roman1"/>
    </style:style>
    <style:style style:name="T16" style:family="text">
      <style:text-properties officeooo:rsid="0029db07" style:font-name-asian="Times New Roman1"/>
    </style:style>
    <style:style style:name="T17" style:family="text">
      <style:text-properties officeooo:rsid="001d4192" style:font-name-asian="Times New Roman1"/>
    </style:style>
    <style:style style:name="T18" style:family="text">
      <style:text-properties officeooo:rsid="0023a88e" style:font-name-asian="Times New Roman1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a0ec8" fo:background-color="transparent" loext:char-shading-value="0" style:font-name-asian="Times New Roman1"/>
    </style:style>
    <style:style style:name="T21" style:family="text">
      <style:text-properties officeooo:rsid="0023a88e" fo:background-color="transparent" loext:char-shading-value="0" style:font-name-asian="Times New Roman1"/>
    </style:style>
    <style:style style:name="T22" style:family="text">
      <style:text-properties officeooo:rsid="0023a88e" fo:background-color="transparent" loext:char-shading-value="0" style:font-name-asian="Times New Roman1"/>
    </style:style>
    <style:style style:name="T23" style:family="text">
      <style:text-properties officeooo:rsid="0023a88e" fo:background-color="transparent" loext:char-shading-value="0"/>
    </style:style>
    <style:style style:name="T24" style:family="text">
      <style:text-properties officeooo:rsid="0023a88e" fo:background-color="transparent" loext:char-shading-value="0"/>
    </style:style>
    <style:style style:name="T25" style:family="text">
      <style:text-properties officeooo:rsid="002ca148" fo:background-color="transparent" loext:char-shading-value="0"/>
    </style:style>
    <style:style style:name="T26" style:family="text">
      <style:text-properties officeooo:rsid="002ca148"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d4192"/>
    </style:style>
    <style:style style:name="T29" style:family="text">
      <style:text-properties officeooo:rsid="00223c14"/>
    </style:style>
    <style:style style:name="T30" style:family="text">
      <style:text-properties officeooo:rsid="0021133f"/>
    </style:style>
    <style:style style:name="T31" style:family="text">
      <style:text-properties fo:font-weight="normal" style:font-name-asian="Batang" style:font-weight-asian="normal" style:font-name-complex="Arial1"/>
    </style:style>
    <style:style style:name="T32" style:family="text">
      <style:text-properties fo:font-weight="normal" style:font-name-asian="Batang" style:font-weight-asian="normal" style:font-name-complex="Arial1" style:font-weight-complex="normal"/>
    </style:style>
    <style:style style:name="T33" style:family="text">
      <style:text-properties fo:font-weight="normal" officeooo:rsid="0023a88e" style:font-name-asian="Batang" style:font-weight-asian="normal" style:font-name-complex="Arial1"/>
    </style:style>
    <style:style style:name="T34" style:family="text">
      <style:text-properties style:text-underline-style="solid" style:text-underline-width="auto" style:text-underline-color="font-color" fo:font-weight="bold" style:font-name-asian="Batang" style:font-weight-asian="bold" style:font-name-complex="Arial1"/>
    </style:style>
    <style:style style:name="T35" style:family="text">
      <style:text-properties style:font-name-asian="Batang" style:font-name-complex="Arial1"/>
    </style:style>
    <style:style style:name="T36" style:family="text">
      <style:text-properties officeooo:rsid="00182168" style:font-name-asian="Batang" style:font-name-complex="Arial1"/>
    </style:style>
    <style:style style:name="T37" style:family="text">
      <style:text-properties style:font-name="FreeSans1" fo:font-size="11pt" fo:background-color="transparent" loext:char-shading-value="0" style:font-size-asian="11pt" style:font-size-complex="11pt"/>
    </style:style>
    <style:style style:name="T38" style:family="text">
      <style:text-properties style:font-name="FreeSans1" fo:font-size="11pt" officeooo:rsid="00223c14" fo:background-color="transparent" loext:char-shading-value="0" style:font-size-asian="11pt" style:font-size-complex="11pt"/>
    </style:style>
    <style:style style:name="T39" style:family="text">
      <style:text-properties style:font-name="FreeSans1" fo:font-size="11pt" officeooo:rsid="0021133f" fo:background-color="transparent" loext:char-shading-value="0" style:font-size-asian="11pt" style:font-name-complex="Arial1" style:font-size-complex="11pt"/>
    </style:style>
    <style:style style:name="T40" style:family="text">
      <style:text-properties style:font-name="FreeSans1" fo:font-size="11pt" officeooo:rsid="0021133f" fo:background-color="transparent" loext:char-shading-value="0" style:font-size-asian="11pt" style:font-name-complex="Arial1" style:font-size-complex="11pt"/>
    </style:style>
    <style:style style:name="T41" style:family="text">
      <style:text-properties style:font-name="FreeSans1" fo:font-size="11pt" officeooo:rsid="0027b243" fo:background-color="transparent" loext:char-shading-value="0" style:font-size-asian="11pt" style:font-name-complex="Arial1" style:font-size-complex="11pt"/>
    </style:style>
    <style:style style:name="T42" style:family="text">
      <style:text-properties style:font-name="FreeSans1" fo:font-size="11pt" officeooo:rsid="0026030c" fo:background-color="transparent" loext:char-shading-value="0" style:font-size-asian="11pt" style:font-name-complex="Arial1" style:font-size-complex="11pt"/>
    </style:style>
    <style:style style:name="T43" style:family="text">
      <style:text-properties style:font-name="FreeSans1" fo:font-size="11pt" officeooo:rsid="001d4192" fo:background-color="transparent" loext:char-shading-value="0" style:font-name-asian="Times New Roman1" style:font-size-asian="11pt" style:font-size-complex="11pt"/>
    </style:style>
    <style:style style:name="T44" style:family="text">
      <style:text-properties style:font-name="FreeSans1" fo:font-size="11pt" officeooo:rsid="001a0ec8" fo:background-color="transparent" loext:char-shading-value="0" style:font-name-asian="Times New Roman1" style:font-size-asian="11pt" style:font-size-complex="11pt"/>
    </style:style>
    <style:style style:name="T45" style:family="text">
      <style:text-properties style:font-name="FreeSans1" fo:font-size="11pt" officeooo:rsid="0027bd2a" fo:background-color="transparent" loext:char-shading-value="0" style:font-name-asian="Times New Roman1" style:font-size-asian="11pt" style:font-size-complex="11pt"/>
    </style:style>
    <style:style style:name="T46" style:family="text">
      <style:text-properties style:font-name="FreeSans1" fo:font-size="11pt" officeooo:rsid="002aa1c5" fo:background-color="transparent" loext:char-shading-value="0" style:font-name-asian="Times New Roman1" style:font-size-asian="11pt" style:font-name-complex="Arial1" style:font-size-complex="11pt"/>
    </style:style>
    <style:style style:name="T47" style:family="text">
      <style:text-properties style:font-name="FreeSans1" fo:font-size="11pt" officeooo:rsid="0021133f" style:font-size-asian="11pt" style:font-name-complex="Arial1" style:font-size-complex="11pt"/>
    </style:style>
    <style:style style:name="T48" style:family="text">
      <style:text-properties style:font-name="FreeSans1" fo:font-size="11pt" officeooo:rsid="0027b243" style:font-size-asian="11pt" style:font-name-complex="Arial1" style:font-size-complex="11pt"/>
    </style:style>
    <style:style style:name="T49" style:family="text">
      <style:text-properties style:font-name="FreeSans1" fo:font-size="11pt" officeooo:rsid="0026030c" style:font-size-asian="11pt" style:font-name-complex="Arial1" style:font-size-complex="11pt"/>
    </style:style>
    <style:style style:name="T50" style:family="text">
      <style:text-properties officeooo:rsid="0028395e"/>
    </style:style>
    <style:style style:name="T51" style:family="text">
      <style:text-properties officeooo:rsid="002ca1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3">WORK AGREEMENT – University of Alabama at Birmingham (UAB)</text:span></text:h>
      <text:h text:style-name="P26" text:outline-level="3"/>
      <text:h text:style-name="P27" text:outline-level="3"><text:span text:style-name="T32">Between </text:span><text:span text:style-name="T31">Team </text:span><text:span text:style-name="T33">8</text:span></text:h>
      <text:p text:style-name="P2">And CS499</text:p>
      <text:p text:style-name="P2"/>
      <text:h text:style-name="P28" text:outline-level="2">application development</text:h>
      <text:p text:style-name="P5"/>
      <text:p text:style-name="P3">This project agreement describes the understanding Team <text:span text:style-name="T50">8</text:span> and CS499 have concerning infrastructure development and installation, initial data setup and migration, customization, deployment, and support of application, or add-on features for a Smart Home System. </text:p>
      <text:p text:style-name="P19"/>
      <text:p text:style-name="P3">This signed agreement hereby authorizes work to begin on the project based on the negotiated start date, and will remain in effect until the product is presented.</text:p>
      <text:p text:style-name="P9"/>
      <text:h text:style-name="P22" text:outline-level="1">Technical Specifications</text:h>
      <text:h text:style-name="P22" text:outline-level="1">Primary Deliverable</text:h>
      <text:h text:style-name="P31" text:outline-level="2">Application Deliverables</text:h>
      <text:p text:style-name="P1"><text:span text:style-name="Heading_20_3_20_Char"><text:span text:style-name="T37">Overall application purpose: </text:span></text:span><text:span text:style-name="Heading_20_3_20_Char"><text:span text:style-name="T38">allow user to access smart home system features from anywhere via webapp</text:span></text:span></text:p>
      <text:p text:style-name="P1"><text:span text:style-name="Heading_20_3_20_Char"><text:span text:style-name="T39"><text:s/></text:span></text:span></text:p>
      <text:p text:style-name="P50"><text:span text:style-name="T7">To include: </text:span><text:span text:style-name="T10">webapp, database</text:span></text:p>
      <text:p text:style-name="P53"/>
      <text:h text:style-name="P34" text:outline-level="3">Deliverable Overview: (Appendix A)</text:h>
      <text:p text:style-name="P63"/>
      <text:p text:style-name="P55">List the deliverable functionality:</text:p>
      <text:list xml:id="list3405667390" text:style-name="L2">
        <text:list-item>
          <text:p text:style-name="P57"><text:span text:style-name="T11">d</text:span><text:span text:style-name="T12">isplay: sensor status </text:span><text:span text:style-name="T13">(</text:span><text:span text:style-name="T14">current</text:span><text:span text:style-name="T13">), <text:s/>temperature, <text:s/></text:span><text:span text:style-name="T11">utility </text:span><text:span text:style-name="Heading_20_3_20_Char"><text:span text:style-name="T47">usage/</text:span></text:span><text:span text:style-name="Heading_20_3_20_Char"><text:span text:style-name="T48">cost</text:span></text:span><text:span text:style-name="Heading_20_3_20_Char"><text:span text:style-name="T47">: </text:span></text:span><text:span text:style-name="Heading_20_3_20_Char"><text:span text:style-name="T48">3 month historical, current month </text:span></text:span><text:span text:style-name="Heading_20_3_20_Char"><text:span text:style-name="T49">projection</text:span></text:span></text:p>
        </text:list-item>
        <text:list-item>
          <text:p text:style-name="P48"><text:span text:style-name="T44">control </text:span><text:span text:style-name="T45">state: </text:span><text:span text:style-name="T44">lighting,</text:span><text:span text:style-name="T45"> </text:span><text:span text:style-name="T44">temperature</text:span></text:p>
        </text:list-item>
        <text:list-item>
          <text:p text:style-name="P57"><text:span text:style-name="T11">d</text:span><text:span text:style-name="T13">iagnostics: lights, </text:span><text:span text:style-name="T15">tv</text:span><text:span text:style-name="T13">s, windows, </text:span><text:span text:style-name="T17">doors, </text:span><text:span text:style-name="T16">w</text:span><text:span text:style-name="T15">ater</text:span></text:p>
        </text:list-item>
        <text:list-item>
          <text:p text:style-name="P49"><text:span text:style-name="Heading_20_3_20_Char"><text:span text:style-name="T46">simulate: sensor status change</text:span></text:span></text:p>
        </text:list-item>
      </text:list>
      <text:p text:style-name="P58"/>
      <text:h text:style-name="P35" text:outline-level="3">Roles/Security:</text:h>
      <text:list xml:id="list790639367" text:style-name="WWNum3">
        <text:list-item>
          <text:p text:style-name="P72">Not needed</text:p>
        </text:list-item>
      </text:list>
      <text:p text:style-name="P36"/>
      <text:h text:style-name="P35" text:outline-level="3">Application Screens: <text:span text:style-name="T19">(Appendix B)</text:span></text:h>
      <text:p text:style-name="P53">List the screens that will be included with descriptions:</text:p>
      <text:list xml:id="list155320739441981" text:continue-numbering="true" text:style-name="WWNum3">
        <text:list-item>
          <text:p text:style-name="P38">Screen 1: <text:span text:style-name="T5">floorplan, thermostat </text:span></text:p>
        </text:list-item>
        <text:list-item>
          <text:p text:style-name="P39">Screen 2: <text:span text:style-name="T5">m</text:span><text:span text:style-name="T28">ulti-line graph –</text:span><text:span text:style-name="T29"> utility usage and cost</text:span></text:p>
        </text:list-item>
        <text:list-item>
          <text:p text:style-name="P39">Screen 3: <text:span text:style-name="T30">simulation – </text:span><text:span text:style-name="T29">scenarios </text:span><text:span text:style-name="T6">to predict usage </text:span></text:p>
        </text:list-item>
      </text:list>
      <text:p text:style-name="P40"/>
      <text:list xml:id="list155322012340179" text:continue-numbering="true" text:style-name="WWNum3">
        <text:list-header>
          <text:p text:style-name="P41"/>
        </text:list-header>
      </text:list>
      <text:p text:style-name="P44"/>
      <text:h text:style-name="P34" text:outline-level="3">Reports: </text:h>
      <text:list xml:id="list155320296672119" text:continue-numbering="true" text:style-name="WWNum3">
        <text:list-item>
          <text:p text:style-name="P37"><text:span text:style-name="T7"><text:s/></text:span><text:span text:style-name="T8">Not Needed</text:span></text:p>
        </text:list-item>
      </text:list>
      <text:p text:style-name="P66"/>
      <text:h text:style-name="P24" text:outline-level="1"/>
      <text:h text:style-name="P29" text:outline-level="2">Project Timeline</text:h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Project Timeline Milestones (Proposed)</text:p>
          </table:table-cell>
          <table:table-cell table:style-name="Table1.A1" office:value-type="string">
            <text:p text:style-name="P7">Estimated Start Date</text:p>
          </table:table-cell>
          <table:table-cell table:style-name="Table1.A1" office:value-type="string">
            <text:p text:style-name="P7">Estimated Completion Date</text:p>
          </table:table-cell>
        </table:table-row>
        <table:table-row table:style-name="Table1.1">
          <table:table-cell table:style-name="Table1.A1" office:value-type="string">
            <text:list xml:id="list177408245" text:style-name="WWNum34">
              <text:list-header>
                <text:p text:style-name="P42">Requirements and Specifications </text:p>
              </text:list-header>
            </text:list>
          </table:table-cell>
          <table:table-cell table:style-name="Table1.A1" office:value-type="string">
            <text:p text:style-name="P10">1/28/22</text:p>
          </table:table-cell>
          <table:table-cell table:style-name="Table1.A1" office:value-type="string">
            <text:p text:style-name="P10">2/11/22</text:p>
          </table:table-cell>
        </table:table-row>
        <table:table-row table:style-name="Table1.1">
          <table:table-cell table:style-name="Table1.A1" office:value-type="string">
            <text:list xml:id="list155320177205725" text:continue-numbering="true" text:style-name="WWNum34">
              <text:list-header>
                <text:p text:style-name="P42">Work Breakdown Structure</text:p>
              </text:list-header>
            </text:list>
          </table:table-cell>
          <table:table-cell table:style-name="Table1.A1" office:value-type="string">
            <text:p text:style-name="P10">2/11/22</text:p>
          </table:table-cell>
          <table:table-cell table:style-name="Table1.A1" office:value-type="string">
            <text:p text:style-name="P43">2/18/22</text:p>
          </table:table-cell>
        </table:table-row>
        <table:table-row table:style-name="Table1.1">
          <table:table-cell table:style-name="Table1.A1" office:value-type="string">
            <text:list xml:id="list155321884021685" text:continue-numbering="true" text:style-name="WWNum34">
              <text:list-header>
                <text:p text:style-name="P42">Wireframes</text:p>
              </text:list-header>
            </text:list>
          </table:table-cell>
          <table:table-cell table:style-name="Table1.A1" office:value-type="string">
            <text:p text:style-name="P10">2/18/22</text:p>
          </table:table-cell>
          <table:table-cell table:style-name="Table1.A1" office:value-type="string">
            <text:p text:style-name="P10">2/25/22</text:p>
          </table:table-cell>
        </table:table-row>
        <table:table-row table:style-name="Table1.1">
          <table:table-cell table:style-name="Table1.A1" office:value-type="string">
            <text:list xml:id="list155321979735863" text:continue-numbering="true" text:style-name="WWNum34">
              <text:list-header>
                <text:p text:style-name="P42">Class Diagrams</text:p>
              </text:list-header>
            </text:list>
          </table:table-cell>
          <table:table-cell table:style-name="Table1.A1" office:value-type="string">
            <text:p text:style-name="P10">2/18/22</text:p>
          </table:table-cell>
          <table:table-cell table:style-name="Table1.A1" office:value-type="string">
            <text:p text:style-name="P10">2/25/22</text:p>
          </table:table-cell>
        </table:table-row>
        <table:table-row table:style-name="Table1.1">
          <table:table-cell table:style-name="Table1.A1" office:value-type="string">
            <text:list xml:id="list155322028347033" text:continue-numbering="true" text:style-name="WWNum34">
              <text:list-header>
                <text:p text:style-name="P42">Database Design</text:p>
              </text:list-header>
            </text:list>
          </table:table-cell>
          <table:table-cell table:style-name="Table1.A1" office:value-type="string">
            <text:p text:style-name="P10">2/18/22</text:p>
          </table:table-cell>
          <table:table-cell table:style-name="Table1.A1" office:value-type="string">
            <text:p text:style-name="P10">2/25/22</text:p>
          </table:table-cell>
        </table:table-row>
        <table:table-row table:style-name="Table1.1">
          <table:table-cell table:style-name="Table1.A1" office:value-type="string">
            <text:list xml:id="list155321874665799" text:continue-numbering="true" text:style-name="WWNum34">
              <text:list-header>
                <text:p text:style-name="P42">Application Design</text:p>
              </text:list-header>
            </text:list>
          </table:table-cell>
          <table:table-cell table:style-name="Table1.A1" office:value-type="string">
            <text:p text:style-name="P10">2/25/22</text:p>
          </table:table-cell>
          <table:table-cell table:style-name="Table1.A1" office:value-type="string">
            <text:p text:style-name="P10">3/4/22</text:p>
          </table:table-cell>
        </table:table-row>
        <table:table-row table:style-name="Table1.1">
          <table:table-cell table:style-name="Table1.A1" office:value-type="string">
            <text:list xml:id="list155320137089817" text:continue-numbering="true" text:style-name="WWNum34">
              <text:list-header>
                <text:p text:style-name="P42">Implement backend</text:p>
              </text:list-header>
            </text:list>
          </table:table-cell>
          <table:table-cell table:style-name="Table1.A1" office:value-type="string">
            <text:p text:style-name="P10">3/4/22</text:p>
          </table:table-cell>
          <table:table-cell table:style-name="Table1.A1" office:value-type="string">
            <text:p text:style-name="P12">4/1/22</text:p>
          </table:table-cell>
        </table:table-row>
        <table:table-row table:style-name="Table1.1">
          <table:table-cell table:style-name="Table1.A1" office:value-type="string">
            <text:list xml:id="list155320507259668" text:continue-numbering="true" text:style-name="WWNum34">
              <text:list-header>
                <text:p text:style-name="P42">Implement frontend</text:p>
              </text:list-header>
            </text:list>
          </table:table-cell>
          <table:table-cell table:style-name="Table1.A1" office:value-type="string">
            <text:p text:style-name="P12">3/25/22</text:p>
          </table:table-cell>
          <table:table-cell table:style-name="Table1.A1" office:value-type="string">
            <text:p text:style-name="P12">4/15/22</text:p>
          </table:table-cell>
        </table:table-row>
        <table:table-row table:style-name="Table1.1">
          <table:table-cell table:style-name="Table1.A1" office:value-type="string">
            <text:p text:style-name="P11">Deploy</text:p>
          </table:table-cell>
          <table:table-cell table:style-name="Table1.A1" office:value-type="string">
            <text:p text:style-name="P10">4/20/22</text:p>
          </table:table-cell>
          <table:table-cell table:style-name="Table1.A1" office:value-type="string">
            <text:p text:style-name="P10">4/20/22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17"/>
      <text:p text:style-name="P15"><text:span text:style-name="T34">Note:</text:span><text:span text:style-name="T35"> Any change in scope including additional deliverable components, and/or other requirements will be re-scoped and submitted as an addendum or new agreement. </text:span></text:p>
      <text:p text:style-name="P9"/>
      <text:p text:style-name="P8"/>
      <text:h text:style-name="P22" text:outline-level="1">STRUCTURE AND OVERSIGHT</text:h>
      <text:h text:style-name="P28" text:outline-level="2">Status Reporting</text:h>
      <text:p text:style-name="P46"/>
      <text:p text:style-name="P47"/>
      <text:h text:style-name="P21" text:outline-level="1">TERMINATION OR REVISIONS</text:h>
      <text:p text:style-name="P64"/>
      <text:list xml:id="list2149647811" text:style-name="WWNum10">
        <text:list-item text:start-value="1">
          <text:p text:style-name="P73">Modifications will be reflected by signed addenda to this document.</text:p>
        </text:list-item>
        <text:list-item>
          <text:p text:style-name="P73">This document may be modified only in writing signed by all parties.</text:p>
        </text:list-item>
      </text:list>
      <text:p text:style-name="P74"/>
      <text:p text:style-name="P75"/>
      <text:p text:style-name="P75">This project agreement becomes effective on date of Business Owner signature.</text:p>
      <text:p text:style-name="P74"/>
      <text:p text:style-name="P74"/>
      <text:h text:style-name="P28" text:outline-level="2">business owner</text:h>
      <text:p text:style-name="P74"/>
      <text:p text:style-name="P74">By____________________________<text:tab/><text:tab/> <text:s text:c="2"/>Date _______________________</text:p>
      <text:p text:style-name="P74"/>
      <text:p text:style-name="P74">Name_________________________<text:tab/><text:tab/> <text:s text:c="2"/>Title________________________</text:p>
      <text:p text:style-name="P76"/>
      <text:p text:style-name="P65"/>
      <text:h text:style-name="P33" text:outline-level="2"><text:span text:style-name="T1">Team </text:span><text:span text:style-name="T2">8</text:span></text:h>
      <text:p text:style-name="P74"/>
      <text:p text:style-name="P69"><text:span text:style-name="T35">By________</text:span><text:span text:style-name="T36">Danny Do</text:span><text:span text:style-name="T35">_____________<text:tab/><text:tab/> <text:s text:c="2"/>Date ____</text:span><text:span text:style-name="T36">02/09/22</text:span><text:span text:style-name="T35">____________</text:span></text:p>
      <text:p text:style-name="P74"/>
      <text:p text:style-name="P69"><text:span text:style-name="T35">Name_____</text:span><text:span text:style-name="T36">Danny Do_</text:span><text:span text:style-name="T35">___________<text:tab/><text:tab/> <text:s text:c="2"/>Title_____</text:span><text:span text:style-name="T36">Developer</text:span><text:span text:style-name="T35">___________</text:span></text:p>
      <text:p text:style-name="P74"/>
      <text:p text:style-name="P74"/>
      <text:p text:style-name="P69"><text:span text:style-name="T35">By________</text:span><text:span text:style-name="T36">Michael Hurt</text:span><text:span text:style-name="T35">___________<text:tab/><text:tab/> <text:s text:c="2"/>Date ____</text:span><text:span text:style-name="T36">02/09/22</text:span><text:span text:style-name="T35">____________</text:span></text:p>
      <text:p text:style-name="P74"/>
      <text:p text:style-name="P69"><text:span text:style-name="T35">Name_____</text:span><text:span text:style-name="T36">Michael Hurt</text:span><text:span text:style-name="T35">__________<text:tab/><text:tab/> <text:s text:c="2"/>Title_____</text:span><text:span text:style-name="T36">Developer</text:span><text:span text:style-name="T35">___________</text:span></text:p>
      <text:p text:style-name="P74"/>
      <text:p text:style-name="P74"/>
      <text:p text:style-name="P74"/>
      <text:p text:style-name="P69"><text:span text:style-name="T35">By________</text:span><text:span text:style-name="T36">Mallory Merkel</text:span><text:span text:style-name="T35">__________<text:tab/><text:tab/> <text:s text:c="2"/>Date ____</text:span><text:span text:style-name="T36">02/09/22</text:span><text:span text:style-name="T35">____________</text:span></text:p>
      <text:p text:style-name="P74"/>
      <text:p text:style-name="P69"><text:span text:style-name="T35">Name_____</text:span><text:span text:style-name="T36">Mallory Merkel</text:span><text:span text:style-name="T35">_________<text:tab/><text:tab/> <text:s text:c="2"/>Title_____</text:span><text:span text:style-name="T36">Developer</text:span><text:span text:style-name="T35">___________</text:span></text:p>
      <text:p text:style-name="P74"/>
      <text:p text:style-name="P74"/>
      <text:p text:style-name="P74"/>
      <text:p text:style-name="P69"><text:span text:style-name="T35">By________</text:span><text:span text:style-name="T36">Eugene Wu</text:span><text:span text:style-name="T35">____________<text:tab/><text:tab/> <text:s text:c="2"/>Date ____</text:span><text:span text:style-name="T36">02/09/22</text:span><text:span text:style-name="T35">____________</text:span></text:p>
      <text:p text:style-name="P74"/>
      <text:p text:style-name="P69"><text:span text:style-name="T35">Name_____</text:span><text:span text:style-name="T36">Eugene Wu</text:span><text:span text:style-name="T35">___________<text:tab/><text:tab/> <text:s text:c="2"/>Title_____</text:span><text:span text:style-name="T36">Developer</text:span><text:span text:style-name="T35">___________</text:span></text:p>
      <text:p text:style-name="P74"/>
      <text:p text:style-name="P74"/>
      <text:p text:style-name="P74"/>
      <text:p text:style-name="P74">By____________________________<text:tab/><text:tab/> <text:s text:c="2"/>Date _______________________</text:p>
      <text:p text:style-name="P74"/>
      <text:p text:style-name="P74">Name_________________________<text:tab/><text:tab/> <text:s text:c="2"/>Title________________________</text:p>
      <text:p text:style-name="P74"/>
      <text:p text:style-name="P74"/>
      <text:p text:style-name="P65"/>
      <text:p text:style-name="P4"><text:s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h text:style-name="P20" text:outline-level="1">Appendix A</text:h>
      <text:h text:style-name="P30" text:outline-level="2">Application Design</text:h>
      <text:p text:style-name="P18"/>
      <text:p text:style-name="P70"/>
      <text:p text:style-name="P67">Application<text:span text:style-name="T27"> design details are found in the following documents: </text:span></text:p>
      <text:p text:style-name="P62"/>
      <text:p text:style-name="P71"><text:a xlink:type="simple" xlink:href="https://gitlab.cs.uab.edu/CS499S2022/Team8/Home_IoT/blob/master/references/design_details_er_diagram.pdf" text:style-name="Internet_20_link" text:visited-style-name="Visited_20_Internet_20_Link"><text:span text:style-name="T27">https://gitlab.cs.uab.edu/CS499S2022/Team8/Home_IoT/blob/mast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24">er/ref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26">s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24">/design_details/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26">database_erd.pdf</text:span></text:a></text:p>
      <text:p text:style-name="P71"><text:a xlink:type="simple" xlink:href="https://gitlab.cs.uab.edu/CS499S2022/Team8/Home_IoT/blob/master/refs/design_details/pseudocode.pdf" text:style-name="Internet_20_link" text:visited-style-name="Visited_20_Internet_20_Link"><text:span text:style-name="T27">https://gitlab.cs.uab.edu/CS499S2022/Team8/Home_IoT/blob/mast</text:span></text:a><text:a xlink:type="simple" xlink:href="https://gitlab.cs.uab.edu/CS499S2022/Team8/Home_IoT/blob/master/refs/design_details/pseudocode.pdf" text:style-name="Internet_20_link" text:visited-style-name="Visited_20_Internet_20_Link"><text:span text:style-name="T24">er/refs/design_details/</text:span></text:a><text:a xlink:type="simple" xlink:href="https://gitlab.cs.uab.edu/CS499S2022/Team8/Home_IoT/blob/master/refs/design_details/pseudocode.pdf" text:style-name="Internet_20_link" text:visited-style-name="Visited_20_Internet_20_Link"><text:span text:style-name="T26">pseudocode</text:span></text:a><text:a xlink:type="simple" xlink:href="https://gitlab.cs.uab.edu/CS499S2022/Team8/Home_IoT/blob/master/refs/design_details/pseudocode.pdf" text:style-name="Internet_20_link" text:visited-style-name="Visited_20_Internet_20_Link"><text:span text:style-name="T24">.</text:span></text:a><text:a xlink:type="simple" xlink:href="https://gitlab.cs.uab.edu/CS499S2022/Team8/Home_IoT/blob/master/refs/design_details/pseudocode.pdf" text:style-name="Internet_20_link" text:visited-style-name="Visited_20_Internet_20_Link"><text:span text:style-name="T26">pdf</text:span></text:a></text:p>
      <text:p text:style-name="P61"/>
      <text:p text:style-name="P54"/>
      <text:h text:style-name="P23" text:outline-level="1">Appendix B</text:h>
      <text:h text:style-name="P32" text:outline-level="2">Application Screens</text:h>
      <text:p text:style-name="P16"/>
      <text:p text:style-name="P52"/>
      <text:p text:style-name="P59">Application screen wireframes are found in the following documents: </text:p>
      <text:p text:style-name="P59"/>
      <text:p text:style-name="P68"><text:a xlink:type="simple" xlink:href="https://gitlab.cs.uab.edu/CS499S2022/Team8/Home_IoT/blob/master/refs/wireframes.pdf" text:style-name="Internet_20_link" text:visited-style-name="Visited_20_Internet_20_Link"><text:span text:style-name="T27">https://gitlab.cs.uab.edu/CS499S2022/Team8/Home_IoT/blob/mast</text:span></text:a><text:a xlink:type="simple" xlink:href="https://gitlab.cs.uab.edu/CS499S2022/Team8/Home_IoT/blob/master/refs/wireframes.pdf" text:style-name="Internet_20_link" text:visited-style-name="Visited_20_Internet_20_Link"><text:span text:style-name="T24">er/</text:span></text:a><text:a xlink:type="simple" xlink:href="https://gitlab.cs.uab.edu/CS499S2022/Team8/Home_IoT/blob/master/refs/wireframes.pdf" text:style-name="Internet_20_link" text:visited-style-name="Visited_20_Internet_20_Link"><text:span text:style-name="T22">refs</text:span></text:a><text:a xlink:type="simple" xlink:href="https://gitlab.cs.uab.edu/CS499S2022/Team8/Home_IoT/blob/master/refs/wireframes.pdf" text:style-name="Internet_20_link" text:visited-style-name="Visited_20_Internet_20_Link"><text:span text:style-name="T24">/wireframes.</text:span></text:a><text:a xlink:type="simple" xlink:href="https://gitlab.cs.uab.edu/CS499S2022/Team8/Home_IoT/blob/master/refs/wireframes.pdf" text:style-name="Internet_20_link" text:visited-style-name="Visited_20_Internet_20_Link"><text:span text:style-name="T26">pdf</text:span></text:a>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style:font-name="Tahoma" fo:font-family="Tahoma" style:font-family-generic="roman" style:font-pitch="variable" fo:font-size="9pt" style:font-size-asian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with-next="always"/>
      <style:text-properties style:font-name="Tahoma" fo:font-family="Tahoma" style:font-family-generic="roman" style:font-pitch="variable"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H2" style:family="paragraph" style:parent-style-name="Standard" style:next-style-name="Standard" style:default-outline-level="3" style:list-style-name="">
      <style:paragraph-properties fo:margin-top="0.0693in" fo:margin-bottom="0.0693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 loext:linked-style-name="Heading_20_2">
      <style:text-properties style:font-name="Tahoma" fo:font-family="Tahoma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Tahoma" fo:font-family="Tahoma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size="11pt" fo:font-weight="bold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normal" style:font-weight-asian="normal"/>
    </style:style>
    <style:style style:name="ListLabel_20_65" style:display-name="ListLabel 65" style:family="text">
      <style:text-properties style:use-window-font-color="true" loext:opacity="0%" fo:font-weight="normal" style:font-weight-asian="normal"/>
    </style:style>
    <style:style style:name="ListLabel_20_66" style:display-name="ListLabel 66" style:family="text">
      <style:text-properties fo:font-weight="normal" style:font-weight-asian="normal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weight="normal" style:font-weight-asian="normal"/>
    </style:style>
    <style:style style:name="ListLabel_20_164" style:display-name="ListLabel 164" style:family="text">
      <style:text-properties fo:font-weight="normal" style:font-weight-asian="normal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normal" style:font-weight-asian="normal"/>
    </style:style>
    <style:style style:name="ListLabel_20_182" style:display-name="ListLabel 182" style:family="text">
      <style:text-properties style:use-window-font-color="true" loext:opacity="0%" fo:font-weight="normal" style:font-weight-asian="normal"/>
    </style:style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style:use-window-font-color="true" loext:opacity="0%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1" fo:font-family="OpenSymbol" style:font-pitch="variable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49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50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51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166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167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168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B Laughlin</meta:initial-creator>
    <meta:editing-cycles>10</meta:editing-cycles>
    <meta:print-date>2017-08-10T22:08:00</meta:print-date>
    <meta:creation-date>2019-01-03T21:06:00</meta:creation-date>
    <dc:date>2022-02-11T15:53:19.609508852</dc:date>
    <meta:editing-duration>PT49M19S</meta:editing-duration>
    <meta:generator>LibreOffice/7.3.0.3$Linux_X86_64 LibreOffice_project/30$Build-3</meta:generator>
    <meta:document-statistic meta:table-count="1" meta:image-count="0" meta:object-count="0" meta:page-count="4" meta:paragraph-count="90" meta:word-count="378" meta:character-count="3393" meta:non-whitespace-character-count="3058"/>
    <meta:user-defined meta:name="AppVersion">16.0000</meta:user-defined>
    <meta:user-defined meta:name="Company">University of Alabama at Birmingham</meta:user-defined>
    <meta:user-defined meta:name="ContentTypeId">0x010100CEF0F014DD22A448A54C4DF51BEDD98A</meta:user-defined>
    <meta:template xlink:type="simple" xlink:actuate="onRequest" xlink:title="Normal" xlink:href=""/>
  </office:meta>
</office:document-meta>
</file>